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ucida Sans1" svg:font-family="'Lucida Sans'" style:font-family-generic="swiss"/>
    <style:font-face style:name="Likhan" svg:font-family="Likhan" style:font-pitch="variable"/>
    <style:font-face style:name="Lucida Sans" svg:font-family="'Lucida Sans'"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ecc46" officeooo:paragraph-rsid="001ecc46" style:font-weight-asian="bold" style:font-weight-complex="bold"/>
    </style:style>
    <style:style style:name="P2" style:family="paragraph" style:parent-style-name="Standard">
      <style:paragraph-properties fo:text-align="justify" style:justify-single-word="false"/>
      <style:text-properties fo:font-weight="bold" officeooo:rsid="00209b68" officeooo:paragraph-rsid="00209b68" style:font-weight-asian="bold" style:font-weight-complex="bold"/>
    </style:style>
    <style:style style:name="P3" style:family="paragraph" style:parent-style-name="Standard">
      <style:paragraph-properties fo:text-align="justify" style:justify-single-word="false"/>
      <style:text-properties fo:font-weight="normal" officeooo:rsid="001ecc46" officeooo:paragraph-rsid="001ecc46" style:font-weight-asian="normal" style:font-weight-complex="normal"/>
    </style:style>
    <style:style style:name="P4" style:family="paragraph" style:parent-style-name="Standard">
      <style:paragraph-properties fo:text-align="justify" style:justify-single-word="false"/>
      <style:text-properties fo:font-weight="normal" officeooo:rsid="00209b68" officeooo:paragraph-rsid="00209b68" style:font-weight-asian="normal" style:font-weight-complex="normal"/>
    </style:style>
    <style:style style:name="P5" style:family="paragraph" style:parent-style-name="Standard">
      <style:paragraph-properties fo:text-align="justify" style:justify-single-word="false"/>
      <style:text-properties fo:font-weight="normal" officeooo:rsid="00214133" officeooo:paragraph-rsid="00214133" style:font-weight-asian="normal" style:font-weight-complex="normal"/>
    </style:style>
    <style:style style:name="P6" style:family="paragraph" style:parent-style-name="Standard">
      <style:paragraph-properties fo:text-align="justify" style:justify-single-word="false"/>
      <style:text-properties style:text-underline-style="solid" style:text-underline-width="auto" style:text-underline-color="font-color" fo:font-weight="normal" officeooo:rsid="00209b68" officeooo:paragraph-rsid="00209b68" style:font-weight-asian="normal" style:font-weight-complex="normal"/>
    </style:style>
    <style:style style:name="P7" style:family="paragraph" style:parent-style-name="Standard">
      <style:paragraph-properties fo:text-align="justify" style:justify-single-word="false"/>
      <style:text-properties style:text-underline-style="solid" style:text-underline-width="auto" style:text-underline-color="font-color" fo:font-weight="normal" officeooo:rsid="00231ac0" officeooo:paragraph-rsid="00231ac0"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209b68" officeooo:paragraph-rsid="00209b68"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231ac0" officeooo:paragraph-rsid="00231ac0"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24943d" officeooo:paragraph-rsid="0024943d" style:font-weight-asian="normal" style:font-weight-complex="normal"/>
    </style:style>
    <style:style style:name="P11" style:family="paragraph" style:parent-style-name="Standard">
      <style:paragraph-properties fo:text-align="justify" style:justify-single-word="false"/>
      <style:text-properties style:text-underline-style="none" fo:font-weight="bold" officeooo:rsid="00209b68" officeooo:paragraph-rsid="00209b68" style:font-weight-asian="bold" style:font-weight-complex="bold"/>
    </style:style>
    <style:style style:name="P12" style:family="paragraph" style:parent-style-name="Standard">
      <style:paragraph-properties fo:text-align="justify" style:justify-single-word="false"/>
      <style:text-properties style:text-underline-style="none" fo:font-weight="bold" officeooo:rsid="0027b895" officeooo:paragraph-rsid="0027b895" style:font-weight-asian="bold" style:font-weight-complex="bold"/>
    </style:style>
    <style:style style:name="P13" style:family="paragraph" style:parent-style-name="Standard">
      <style:paragraph-properties fo:text-align="justify" style:justify-single-word="false"/>
      <style:text-properties fo:font-style="italic" style:text-underline-style="none" fo:font-weight="normal" officeooo:rsid="00231ac0" officeooo:paragraph-rsid="00231ac0"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fo:font-style="italic" style:text-underline-style="none" fo:font-weight="normal" officeooo:rsid="0028a66c" officeooo:paragraph-rsid="0028a66c" style:font-style-asian="italic" style:font-weight-asian="normal" style:font-style-complex="italic" style:font-weight-complex="normal"/>
    </style:style>
    <style:style style:name="P15" style:family="paragraph" style:parent-style-name="Standard">
      <style:paragraph-properties fo:text-align="justify" style:justify-single-word="false">
        <style:tab-stops>
          <style:tab-stop style:position="15.108cm"/>
        </style:tab-stops>
      </style:paragraph-properties>
      <style:text-properties fo:font-style="italic" style:text-underline-style="none" fo:font-weight="normal" officeooo:rsid="0028a66c" officeooo:paragraph-rsid="0028a66c"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italic" style:text-underline-style="none" fo:font-weight="normal" officeooo:rsid="0029e6ef" officeooo:paragraph-rsid="0029e6ef" style:font-style-asian="italic" style:font-weight-asian="normal" style:font-style-complex="italic" style:font-weight-complex="normal"/>
    </style:style>
    <style:style style:name="P17" style:family="paragraph" style:parent-style-name="Standard">
      <style:paragraph-properties fo:text-align="justify" style:justify-single-word="false"/>
      <style:text-properties fo:font-style="italic" style:text-underline-style="none" fo:font-weight="normal" officeooo:rsid="002de7b3" officeooo:paragraph-rsid="002de7b3" style:font-style-asian="italic" style:font-weight-asian="normal" style:font-style-complex="italic" style:font-weight-complex="normal"/>
    </style:style>
    <style:style style:name="P18" style:family="paragraph" style:parent-style-name="Standard">
      <style:paragraph-properties fo:text-align="justify" style:justify-single-word="false"/>
      <style:text-properties fo:font-style="italic" style:text-underline-style="none" fo:font-weight="normal" officeooo:rsid="002e9f5e" officeooo:paragraph-rsid="002e9f5e"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2e9f5e" officeooo:paragraph-rsid="002ee73f"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fo:font-style="normal" style:text-underline-style="none" fo:font-weight="normal" officeooo:rsid="00231ac0" officeooo:paragraph-rsid="00214133"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style:text-underline-style="none" fo:font-weight="normal" officeooo:rsid="0027b895" officeooo:paragraph-rsid="0027b895"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style:text-underline-style="none" fo:font-weight="normal" officeooo:rsid="002ee73f" officeooo:paragraph-rsid="002ee73f"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bold" officeooo:rsid="0027b895" officeooo:paragraph-rsid="0027b895"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31ac0" officeooo:paragraph-rsid="00231ac0"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8a66c" officeooo:paragraph-rsid="0028a66c"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9e6ef" officeooo:paragraph-rsid="0029e6ef"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de7b3" officeooo:paragraph-rsid="002de7b3"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e9f5e" officeooo:paragraph-rsid="002e9f5e" style:font-style-asian="normal" style:font-weight-asian="normal" style:font-style-complex="normal" style:font-weight-complex="normal"/>
    </style:style>
    <style:style style:name="P29" style:family="paragraph" style:parent-style-name="Standard">
      <style:paragraph-properties fo:text-align="justify" style:justify-single-word="false" fo:break-before="page"/>
      <style:text-properties style:text-underline-style="none" fo:font-weight="bold" officeooo:rsid="00263556" officeooo:paragraph-rsid="00263556" style:font-weight-asian="bold" style:font-weight-complex="bold"/>
    </style:style>
    <style:style style:name="P30" style:family="paragraph" style:parent-style-name="Standard" style:list-style-name="L1">
      <style:paragraph-properties fo:text-align="justify" style:justify-single-word="false"/>
      <style:text-properties fo:font-weight="normal" officeooo:rsid="001ecc46" officeooo:paragraph-rsid="001ecc46" style:font-weight-asian="normal" style:font-weight-complex="normal"/>
    </style:style>
    <style:style style:name="P31" style:family="paragraph" style:parent-style-name="Standard" style:list-style-name="L2">
      <style:paragraph-properties fo:text-align="justify" style:justify-single-word="false"/>
      <style:text-properties fo:font-weight="normal" officeooo:rsid="001ecc46" officeooo:paragraph-rsid="001ecc46" style:font-weight-asian="normal" style:font-weight-complex="normal"/>
    </style:style>
    <style:style style:name="P32" style:family="paragraph" style:parent-style-name="Standard" style:list-style-name="L1">
      <style:paragraph-properties fo:text-align="justify" style:justify-single-word="false"/>
      <style:text-properties fo:font-weight="normal" officeooo:rsid="00231ac0" officeooo:paragraph-rsid="00231ac0" style:font-weight-asian="normal" style:font-weight-complex="normal"/>
    </style:style>
    <style:style style:name="P33" style:family="paragraph" style:parent-style-name="Standard" style:list-style-name="L3">
      <style:paragraph-properties fo:text-align="justify" style:justify-single-word="false"/>
      <style:text-properties style:text-underline-style="none" fo:font-weight="normal" officeooo:rsid="00209b68" officeooo:paragraph-rsid="00209b68" style:font-weight-asian="normal" style:font-weight-complex="normal"/>
    </style:style>
    <style:style style:name="P34" style:family="paragraph" style:parent-style-name="Standard" style:list-style-name="L3">
      <style:paragraph-properties fo:text-align="justify" style:justify-single-word="false"/>
      <style:text-properties officeooo:paragraph-rsid="00209b68"/>
    </style:style>
    <style:style style:name="P35" style:family="paragraph" style:parent-style-name="Standard">
      <style:paragraph-properties fo:text-align="justify" style:justify-single-word="false"/>
      <style:text-properties officeooo:paragraph-rsid="00323918"/>
    </style:style>
    <style:style style:name="P36" style:family="paragraph" style:parent-style-name="Standard">
      <style:paragraph-properties fo:text-align="justify" style:justify-single-word="false"/>
      <style:text-properties officeooo:paragraph-rsid="0033e1da"/>
    </style:style>
    <style:style style:name="P37"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e9f5e" officeooo:paragraph-rsid="002e9f5e"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2e9f5e" officeooo:paragraph-rsid="002ee73f"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33e1da" officeooo:paragraph-rsid="0033e1da"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style:text-underline-style="none" fo:font-weight="bold" officeooo:rsid="00307695" officeooo:paragraph-rsid="00307695"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fo:font-style="normal" style:text-underline-style="none" fo:font-weight="bold" officeooo:rsid="00323918" officeooo:paragraph-rsid="00323918"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fo:font-style="normal" style:text-underline-style="none" fo:font-weight="bold" officeooo:rsid="0033e1da" officeooo:paragraph-rsid="0033e1da"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fo:font-style="italic" style:text-underline-style="none" fo:font-weight="normal" officeooo:rsid="002e9f5e" officeooo:paragraph-rsid="002e9f5e" style:font-style-asian="italic" style:font-weight-asian="normal" style:font-style-complex="italic" style:font-weight-complex="normal"/>
    </style:style>
    <style:style style:name="P44" style:family="paragraph" style:parent-style-name="Standard">
      <style:paragraph-properties fo:text-align="justify" style:justify-single-word="false"/>
      <style:text-properties fo:font-style="italic" style:text-underline-style="none" fo:font-weight="bold" officeooo:rsid="00307695" officeooo:paragraph-rsid="00307695" style:font-style-asian="italic" style:font-weight-asian="bold" style:font-style-complex="italic" style:font-weight-complex="bold"/>
    </style:style>
    <style:style style:name="P45" style:family="paragraph" style:parent-style-name="Standard">
      <style:paragraph-properties fo:text-align="justify" style:justify-single-word="false"/>
      <style:text-properties fo:font-style="italic" style:text-underline-style="none" fo:font-weight="bold" officeooo:rsid="00323918" officeooo:paragraph-rsid="00323918" style:font-style-asian="italic" style:font-weight-asian="bold" style:font-style-complex="italic" style:font-weight-complex="bold"/>
    </style:style>
    <style:style style:name="P46" style:family="paragraph" style:parent-style-name="Standard">
      <style:paragraph-properties fo:text-align="justify" style:justify-single-word="false"/>
      <style:text-properties fo:font-style="italic" style:text-underline-style="none" fo:font-weight="bold" officeooo:rsid="0033e1da" officeooo:paragraph-rsid="0033e1da" style:font-style-asian="italic" style:font-weight-asian="bold" style:font-style-complex="italic" style:font-weight-complex="bold"/>
    </style:style>
    <style:style style:name="P47" style:family="paragraph" style:parent-style-name="Standard">
      <style:paragraph-properties fo:text-align="justify" style:justify-single-word="false"/>
      <style:text-properties officeooo:rsid="0033e1da" officeooo:paragraph-rsid="0033e1da"/>
    </style:style>
    <style:style style:name="P48" style:family="paragraph" style:parent-style-name="Standard">
      <style:paragraph-properties fo:text-align="justify" style:justify-single-word="false"/>
      <style:text-properties officeooo:rsid="0033e1da" officeooo:paragraph-rsid="0034fca6"/>
    </style:style>
    <style:style style:name="P49" style:family="paragraph" style:parent-style-name="Standard">
      <style:paragraph-properties fo:text-align="justify" style:justify-single-word="false" fo:break-before="page"/>
      <style:text-properties fo:font-style="normal" style:text-underline-style="none" fo:font-weight="bold" officeooo:rsid="00307695" officeooo:paragraph-rsid="00307695" style:font-style-asian="normal" style:font-weight-asian="bold" style:font-style-complex="normal" style:font-weight-complex="bold"/>
    </style:style>
    <style:style style:name="P50" style:family="paragraph">
      <style:paragraph-properties fo:text-align="justify"/>
      <style:text-properties style:font-name="F" fo:font-size="12pt" fo:font-style="italic" style:font-style-asian="italic" style:font-style-complex="italic"/>
    </style:style>
    <style:style style:name="P51" style:family="paragraph">
      <loext:graphic-properties draw:fill="none" draw:fill-color="#ffffff"/>
      <style:paragraph-properties fo:text-align="justify"/>
      <style:text-properties style:font-name="F" fo:font-size="12pt" fo:font-style="italic" style:font-style-asian="italic" style:font-style-complex="italic"/>
    </style:style>
    <style:style style:name="P52" style:family="paragraph">
      <style:paragraph-properties fo:text-align="justify"/>
    </style:style>
    <style:style style:name="P53" style:family="paragraph">
      <loext:graphic-properties draw:fill="none" draw:fill-color="#ffffff"/>
      <style:paragraph-properties fo:text-align="justify" style:writing-mode="lr-tb"/>
      <style:text-properties style:font-name="Liberation Serif" fo:font-size="12pt" fo:font-style="italic" style:font-style-asian="italic" style:font-style-complex="italic"/>
    </style:style>
    <style:style style:name="P54" style:family="paragraph">
      <style:paragraph-properties fo:text-align="justify"/>
      <style:text-properties style:font-name="Liberation Serif" fo:font-size="12pt" fo:font-style="italic" style:font-style-asian="italic" style:font-style-complex="italic"/>
    </style:style>
    <style:style style:name="P55" style:family="paragraph">
      <loext:graphic-properties draw:fill="none" draw:fill-color="#ffffff"/>
      <style:paragraph-properties fo:text-align="justify"/>
      <style:text-properties style:font-name="Liberation Serif" fo:font-size="12pt" fo:font-style="italic" style:font-style-asian="italic" style:font-style-complex="italic"/>
    </style:style>
    <style:style style:name="P56" style:family="paragraph">
      <loext:graphic-properties draw:fill="none" draw:fill-color="#ffffff"/>
      <style:paragraph-properties style:writing-mode="lr-tb"/>
      <style:text-properties style:font-name="Liberation Serif"/>
    </style:style>
    <style:style style:name="P57" style:family="paragraph">
      <loext:graphic-properties draw:fill="none" draw:fill-color="#ffffff"/>
      <style:paragraph-properties style:writing-mode="lr-tb"/>
      <style:text-properties fo:font-style="italic" style:text-underline-style="none"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normal" officeooo:rsid="00209b68"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style:text-underline-style="none" officeooo:rsid="00214133"/>
    </style:style>
    <style:style style:name="T6" style:family="text">
      <style:text-properties style:text-underline-style="none" officeooo:rsid="0024943d"/>
    </style:style>
    <style:style style:name="T7" style:family="text">
      <style:text-properties fo:font-weight="normal" style:font-weight-asian="normal" style:font-weight-complex="normal"/>
    </style:style>
    <style:style style:name="T8" style:family="text">
      <style:text-properties fo:font-weight="normal" officeooo:rsid="00323918" style:font-weight-asian="normal" style:font-weight-complex="normal"/>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text-underline-style="none" fo:font-weight="normal" officeooo:rsid="00209b68" style:font-style-asian="italic" style:font-weight-asian="normal" style:font-style-complex="italic" style:font-weight-complex="normal"/>
    </style:style>
    <style:style style:name="T11" style:family="text">
      <style:text-properties fo:font-style="italic" style:text-underline-style="none" fo:font-weight="normal" officeooo:rsid="00323918" style:font-style-asian="italic" style:font-weight-asian="normal" style:font-style-complex="italic" style:font-weight-complex="normal"/>
    </style:style>
    <style:style style:name="T12" style:family="text">
      <style:text-properties fo:font-style="italic" style:text-underline-style="none" fo:font-weight="normal" officeooo:rsid="0033e1da" style:font-style-asian="italic" style:font-weight-asian="normal" style:font-style-complex="italic" style:font-weight-complex="normal"/>
    </style:style>
    <style:style style:name="T13" style:family="text">
      <style:text-properties fo:font-style="italic" style:text-underline-style="none" fo:font-weight="normal" officeooo:rsid="0034fca6" style:font-style-asian="italic" style:font-weight-asian="normal" style:font-style-complex="italic" style:font-weight-complex="normal"/>
    </style:style>
    <style:style style:name="T14" style:family="text">
      <style:text-properties fo:font-style="italic" style:text-underline-style="none" style:font-style-asian="italic" style:font-style-complex="italic"/>
    </style:style>
    <style:style style:name="T15" style:family="text">
      <style:text-properties fo:font-style="italic" style:text-underline-style="none" officeooo:rsid="0024943d" style:font-style-asian="italic" style:font-style-complex="italic"/>
    </style:style>
    <style:style style:name="T16" style:family="text">
      <style:text-properties fo:font-style="italic" style:text-underline-style="none" fo:font-weight="bold" style:font-style-asian="italic" style:font-weight-asian="bold" style:font-style-complex="italic" style:font-weight-complex="bold"/>
    </style:style>
    <style:style style:name="T17" style:family="text">
      <style:text-properties fo:font-style="italic" style:text-underline-style="none" fo:font-weight="bold" officeooo:rsid="002bdfe8"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italic" officeooo:rsid="00263556"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323918" style:font-style-asian="italic" style:font-weight-asian="normal" style:font-style-complex="italic" style:font-weight-complex="normal"/>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officeooo:rsid="00231ac0" style:font-style-asian="normal" style:font-style-complex="normal"/>
    </style:style>
    <style:style style:name="T24" style:family="text">
      <style:text-properties fo:font-style="normal" style:text-underline-style="none" officeooo:rsid="0024943d" style:font-style-asian="normal" style:font-style-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fo:font-style="normal" style:text-underline-style="none" fo:font-weight="normal" officeooo:rsid="0034fca6" style:font-style-asian="normal" style:font-weight-asian="normal" style:font-style-complex="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24943d" style:font-style-asian="normal" style:font-style-complex="normal"/>
    </style:style>
    <style:style style:name="T29" style:family="text">
      <style:text-properties fo:font-style="normal" officeooo:rsid="00263556" style:font-style-asian="normal" style:font-style-complex="normal"/>
    </style:style>
    <style:style style:name="T30" style:family="text">
      <style:text-properties fo:font-style="normal" officeooo:rsid="002ee73f"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officeooo:rsid="0024943d"/>
    </style:style>
    <style:style style:name="T33" style:family="text">
      <style:text-properties officeooo:rsid="002a4941"/>
    </style:style>
    <style:style style:name="T34" style:family="text">
      <style:text-properties officeooo:rsid="002bdfe8"/>
    </style:style>
    <style:style style:name="T35" style:family="text">
      <style:text-properties officeooo:rsid="002ee73f"/>
    </style:style>
    <style:style style:name="T36" style:family="text">
      <style:text-properties style:font-name="Liberation Serif"/>
    </style:style>
    <style:style style:name="T37" style:family="text">
      <style:text-properties style:font-name="Liberation Serif" fo:font-size="12pt"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357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6.331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4.3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9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 Funzioni ricorsive</text:p>
      <text:p text:style-name="P3">In C++ una funzione <text:s/>può invocare se stessa (funzione ricorsiva) oppure due o più funzioni possono chiamarsi a vicenda (funzioni mutualmente ricorsive).</text:p>
      <text:p text:style-name="P3">Nella mia funzione posso chiamare un’altra funzione che a sua volta invoca la mia funzione (questo è il caso delle funzioni mutualmente ricorsive).</text:p>
      <text:p text:style-name="P3"/>
      <text:p text:style-name="P3">Molti problemi sono definibili in termini di funzioni ricorsive (in maniera più “naturale”): <text:s/></text:p>
      <text:list xml:id="list1772818208" text:style-name="L1">
        <text:list-item>
          <text:p text:style-name="P30">il fattoriale: 0! def = 1; n! def = n · (n − 1)!;</text:p>
        </text:list-item>
        <text:list-item>
          <text:p text:style-name="P30">pari/dispari: even(n) ⇐⇒ odd(n − 1); </text:p>
        </text:list-item>
        <text:list-item>
          <text:p text:style-name="P30">odd(n) ⇐⇒ even(n − 1); espressioni: somma def = numero; somma def = (somma + somma)</text:p>
        </text:list-item>
        <text:list-item>
          <text:p text:style-name="P32">funzione ricorsiva che calcola la lunghezza di una stringa</text:p>
        </text:list-item>
      </text:list>
      <text:p text:style-name="P3"/>
      <text:p text:style-name="P3">Due <text:span text:style-name="T1">caratteristiche</text:span><text:span text:style-name="T2"> di una funzione ricorsiva:</text:span></text:p>
      <text:list xml:id="list2907563377" text:style-name="L2">
        <text:list-item>
          <text:p text:style-name="P31">una o più condizioni di terminazione (ad esempio in quella per calcolare il fattoriale, quando il numero è nullo)</text:p>
        </text:list-item>
        <text:list-item>
          <text:p text:style-name="P31">una o più chiamate ricorsive</text:p>
        </text:list-item>
      </text:list>
      <text:p text:style-name="P3"/>
      <text:p text:style-name="P3">C’è un intrinseco rischio di produrre sequenze infinite (come con i cicli) e soprattutto non sono efficienti a causa di insidie computazionali: stack finito, macchina che va in swap e non usa solo la memoria riservata al programma, ma anche quella del disco fisso.</text:p>
      <text:p text:style-name="P3"/>
      <text:p text:style-name="P2">! <text:span text:style-name="T7">La ricorsione è fortemente collegata al principio di induzione matematico </text:span>!</text:p>
      <text:p text:style-name="P2"/>
      <text:p text:style-name="P6">Alcune note sulla ricorsione</text:p>
      <text:p text:style-name="P8">La realizzazione ricorsiva di una funzione può richiedere due funzioni:</text:p>
      <text:list xml:id="list3608279281" text:style-name="L3">
        <text:list-item>
          <text:p text:style-name="P33">una funzione ausiliaria ricorsiva, con un parametro di ricorsione aggiuntivo (simile a contatore in loop)</text:p>
        </text:list-item>
        <text:list-item>
          <text:p text:style-name="P34"><text:span text:style-name="T3">una funzione principale (</text:span><text:span text:style-name="T10">wrapper</text:span><text:span text:style-name="T3">) che chiama la funzione ricorsiva con un valore base del parametro di ricorsione</text:span></text:p>
        </text:list-item>
        <text:list-item>
          <text:p text:style-name="P33">situazione molto frequente nell’uso di array </text:p>
        </text:list-item>
      </text:list>
      <text:p text:style-name="P8"/>
      <text:p text:style-name="P11">30.1 Ricorsione vs Iterazione</text:p>
      <text:p text:style-name="P8">La chiamata ricorsiva occupa ad ogni iterazione un pezzo dello stack, mentre il ciclo non usa una quantità di memoria maggiore di quella che gli è stata riservata.</text:p>
      <text:p text:style-name="P8"/>
      <text:p text:style-name="P4"><text:span text:style-name="T2">Dimensione dello stack dipende dalla profondità di ricorsione: notevole overhead e spreco di memoria, </text:span><text:span text:style-name="T4">quando possibile, tipicamente iterazione più efficiente, </text:span><text:span text:style-name="T2">passando oggetti “grossi”, è indispensabile usare passaggio per riferimento o puntatore (faremo sempre passaggio per valore perché si usano strutture poco complesse).</text:span></text:p>
      <text:p text:style-name="P8"/>
      <text:p text:style-name="P8">Attenzione a chiamate identiche in rami diversi! (es. Fibonacci): rischio esplosione combinatoria.</text:p>
      <text:p text:style-name="P8"/>
      <text:p text:style-name="P11">30.2 Riscrittura come iterazione</text:p>
      <text:p text:style-name="P4"><text:span text:style-name="T2">Molte funzioni ricorsive possono essere riscritte in forma iterativa: le funzioni </text:span><text:span text:style-name="T4">tail recursion, </text:span><text:span text:style-name="T2">in cui la chiamata ricorsiva è operata come ultimo passo prima del </text:span><text:span text:style-name="T14">return </text:span><text:span text:style-name="T22">(e</text:span><text:span text:style-name="T2">s: somma, pari/dispari, … ). </text:span></text:p>
      <text:p text:style-name="P4"><text:span text:style-name="T2">In generale, quando non comporta una “biforcazione”. Esempi: fattoriale, Fibonacci </text:span><text:span text:style-name="T5">(l’ultima istruzione è la somma delle chiamate ricorsive, non la chiamata ricorsiva)</text:span><text:span text:style-name="T2">, … </text:span></text:p>
      <text:p text:style-name="P8"/>
      <text:p text:style-name="P4"><text:span text:style-name="T16">g++ -</text:span><text:span text:style-name="T17">O</text:span><text:span text:style-name="T16">2 </text:span><text:span text:style-name="T2">effettua una conversione da </text:span><text:span text:style-name="T14">tail-recursive</text:span><text:span text:style-name="T2"> in iterative. Con questo costrutto da scrivere in fase di compilazione, il programma (assembly) analizza la funzione capisce che è ricorsiva e la riscrive usando i cicli. </text:span><text:span text:style-name="T6">Non usando </text:span><text:span text:style-name="T15">-o2 </text:span><text:span text:style-name="T24">si rischia di andare in segmentation fault (stack saturo).</text:span></text:p>
      <text:p text:style-name="P8"/>
      <text:p text:style-name="P7"><text:soft-page-break/>Da ricorsione in coda a iterazione (caso generale)</text:p>
      <text:p text:style-name="P13"><draw:frame text:anchor-type="paragraph" draw:z-index="0" draw:name="Forma1" draw:style-name="gr6" draw:text-style-name="P57" svg:width="4.525cm" svg:height="3.943cm" svg:x="7.151cm" svg:y="0.016cm"><draw:text-box><text:p><text:span text:style-name="T14">type F(int x,...) {</text:span></text:p><text:p><text:span text:style-name="T14">while (!CasoBase(x,...)){</text:span></text:p><text:p><text:span text:style-name="T14">Istr(...);</text:span></text:p><text:p><text:span text:style-name="T14">x=agg(x,...);</text:span></text:p><text:p><text:span text:style-name="T14">}</text:span></text:p><text:p><text:span text:style-name="T14">res = IstrBase(...);</text:span></text:p><text:p><text:span text:style-name="T14">return res;</text:span></text:p><text:p><text:span text:style-name="T14">}</text:span></text:p></draw:text-box></draw:frame>type F(int x,...) {</text:p>
      <text:p text:style-name="P13">if (CasoBase(x,...))</text:p>
      <text:p text:style-name="P13">res = IstrBase(...);</text:p>
      <text:p text:style-name="P13">else {<text:tab/><text:tab/><text:tab/><text:span text:style-name="T27"> <text:s text:c="5"/>→</text:span></text:p>
      <text:p text:style-name="P13">Istr(...);</text:p>
      <text:p text:style-name="P13">x=agg(x,...);</text:p>
      <text:p text:style-name="P13">res = F(x,...);</text:p>
      <text:p text:style-name="P13">}</text:p>
      <text:p text:style-name="P13">return res;</text:p>
      <text:p text:style-name="P13">}</text:p>
      <text:p text:style-name="P8"/>
      <text:p text:style-name="P9">Se lo stack si satura (a causa delle troppe chiamate ricorsive) si va a scrivere l’area di memoria di un altro programma e/o del sistema operativo. Di solito però il programma viene abortito.</text:p>
      <text:p text:style-name="P9"/>
      <text:p text:style-name="P13"><text:span text:style-name="T32">g++ </text:span>-<text:span text:style-name="T32">g </text:span>-<text:span text:style-name="T34">O</text:span>0 <text:span text:style-name="T27">zero optimise </text:span><text:span text:style-name="T28">(col debugging disbabilitare ottimizzazioni, con programma per l’utente <text:tab/><text:tab/>mettere ottimizzazioni)</text:span></text:p>
      <text:p text:style-name="P13">g++ -<text:span text:style-name="T34">O</text:span>2 = g++ -<text:span text:style-name="T34">O</text:span>1 -foptimize -sibling – calls <text:span text:style-name="T28">(</text:span><text:span text:style-name="T32">-o2 </text:span><text:span text:style-name="T28">include questi due flag e altri)</text:span></text:p>
      <text:p text:style-name="P10"/>
      <text:p text:style-name="P10">Parametro <text:span text:style-name="T18">-s </text:span><text:span text:style-name="T27">: </text:span><text:span text:style-name="T29">il programma abortisce se l’</text:span><text:span text:style-name="T19">heap </text:span><text:span text:style-name="T29">sovrascrive lo </text:span><text:span text:style-name="T19">stack</text:span></text:p>
      <text:p text:style-name="P10"/>
      <text:p text:style-name="P5"><text:span text:style-name="T2">Non sempre è agevole riscrivere la ricorsione in modo iterativo. Questo nel caso delle funzioni non </text:span><text:span text:style-name="T14">tail-recursive </text:span><text:span text:style-name="T22">o con chiamate multiple. In generale, convertire una funzione ricorsiva in iterativa richiede l’uso di uno stack. Si usano strutture addizionali simulando lo stack esplicito di un programma. </text:span><text:span text:style-name="T23">Si opera con la memoria generica del programma che è unbounded.</text:span></text:p>
      <text:p text:style-name="P20"/>
      <text:p text:style-name="P24">Da ricorsione in coda a iterazione (caso void)</text:p>
      <text:p text:style-name="P13"><draw:frame text:anchor-type="paragraph" draw:z-index="1" draw:name="Forma1_0" draw:style-name="gr6" draw:text-style-name="P57" svg:width="4.525cm" svg:height="3.943cm" svg:x="7.019cm" svg:y="0.048cm"><draw:text-box><text:p><text:span text:style-name="T14">void F(int x,...) {</text:span></text:p><text:p><text:span text:style-name="T14">while (!CasoBase(x,...)){</text:span></text:p><text:p><text:span text:style-name="T14">Istr(...);</text:span></text:p><text:p><text:span text:style-name="T14">x=agg(x,...);</text:span></text:p><text:p><text:span text:style-name="T14">}</text:span></text:p><text:p><text:span text:style-name="T14">{IstrBase(...);}</text:span></text:p><text:p><text:span text:style-name="T14">}</text:span></text:p></draw:text-box></draw:frame>type F(int x,...) {</text:p>
      <text:p text:style-name="P13">while (!CasoBase(x,...)){</text:p>
      <text:p text:style-name="P13">Istr(...);<text:tab/><text:tab/><text:tab/>→<text:span text:style-name="T32"> </text:span></text:p>
      <text:p text:style-name="P13">x=agg(x,...);</text:p>
      <text:p text:style-name="P13">}</text:p>
      <text:p text:style-name="P13">res = IstrBase(...);</text:p>
      <text:p text:style-name="P13">return res;</text:p>
      <text:p text:style-name="P13">}</text:p>
      <text:p text:style-name="P10"/>
      <text:p text:style-name="P27">Funzione ricorsiva come un vero e proprio ciclo</text:p>
      <text:p text:style-name="P17"><text:s text:c="2"/>if(m!=n){<text:tab/><text:span text:style-name="T27">//condizione di terminazione</text:span></text:p>
      <text:p text:style-name="P17"><text:s text:c="3"/>ris+=fprec;</text:p>
      <text:p text:style-name="P17"><text:s text:c="3"/>fprec=ris-fprec;<text:tab/>//istruzioni</text:p>
      <text:p text:style-name="P17"><text:s text:c="3"/>fibo2(m,n-1); <text:s text:c="3"/><text:tab/>//aggiornamento variabile di controllo</text:p>
      <text:p text:style-name="P17"><text:s text:c="2"/>}</text:p>
      <text:p text:style-name="P29">31. Qualche esempi</text:p>
      <text:p text:style-name="P12"/>
      <text:p text:style-name="P12">!<text:span text:style-name="T7"> è importante capire che quando c’è una chiamata ricorsiva è come se andassimo in un’altra funzione, modificassimo i parametri e andiamo in un’altra funzione, modifichiamo i parametri e andiamo ancora. Quando la condizione di terminazione è soddisfatta non si “va più in altre funzioni” e si eseguono le istruzioni standard fino al return (si esegue il return nel caso di funzioni tail recursive). Poi dopo il return si torna nella funzione (subito dopo la chiamata ricorsiva) che ci ha chiamato e ancora indietro, indietro indietro, fino alla prima chiamata che ritorna direttamente al </text:span><text:span text:style-name="T20">main</text:span><text:span text:style-name="T31">.</text:span></text:p>
      <text:p text:style-name="P21"/>
      <text:p text:style-name="P23">! Quando termina la ricorsione si ritorna alla riga <text:span text:style-name="T33">della chiamata, la quale assume il valore di ritorno dell’ultima ricorsione, che dà un valore di ritorno a quella prima ecc.</text:span></text:p>
      <text:p text:style-name="P23"/>
      <text:p text:style-name="P25">Esempio funzione <text:span text:style-name="T18">fattoriale</text:span></text:p>
      <text:p text:style-name="P14">int fact(int num){</text:p>
      <text:p text:style-name="P14">int res;</text:p>
      <text:p text:style-name="P14"/>
      <text:p text:style-name="P14">if(num==0){</text:p>
      <text:p text:style-name="P14">res=1;</text:p>
      <text:p text:style-name="P14">} else {</text:p>
      <text:p text:style-name="P15">res=num*fact(num-1);</text:p>
      <text:p text:style-name="P14">}</text:p>
      <text:p text:style-name="P14">return res;</text:p>
      <text:p text:style-name="P14">}</text:p>
      <text:p text:style-name="P21"/>
      <text:p text:style-name="P26">Esempio funzioni mutualmente ricorsive</text:p>
      <text:p text:style-name="P16"><draw:frame text:anchor-type="paragraph" draw:z-index="2" draw:name="Forma2" draw:style-name="gr5" draw:text-style-name="P53" svg:width="3.599cm" svg:height="3.897cm" svg:x="6.913cm" svg:y="0.041cm"><draw:text-box><text:p text:style-name="P52"><text:span text:style-name="T37">bool dispari(int n) {</text:span></text:p><text:p text:style-name="P52"><text:span text:style-name="T37"><text:s text:c="2"/></text:span><text:span text:style-name="T37">bool ris;</text:span></text:p><text:p text:style-name="P52"><text:span text:style-name="T37"><text:s text:c="2"/></text:span><text:span text:style-name="T37">if (n==0)</text:span></text:p><text:p text:style-name="P52"><text:span text:style-name="T37"><text:s text:c="4"/></text:span><text:span text:style-name="T37">ris = false;</text:span></text:p><text:p text:style-name="P52"><text:span text:style-name="T37"><text:s text:c="2"/></text:span><text:span text:style-name="T37">else</text:span></text:p><text:p text:style-name="P52"><text:span text:style-name="T37"><text:s text:c="4"/></text:span><text:span text:style-name="T37">ris = pari(n-1);</text:span></text:p><text:p text:style-name="P52"><text:span text:style-name="T37"><text:s text:c="2"/></text:span><text:span text:style-name="T37">return ris;</text:span></text:p><text:p text:style-name="P52"><text:span text:style-name="T37">}</text:span></text:p></draw:text-box></draw:frame>bool pari(int n) {</text:p>
      <text:p text:style-name="P16"><text:s text:c="2"/>bool ris;</text:p>
      <text:p text:style-name="P16"><text:s text:c="2"/>if (n==0)</text:p>
      <text:p text:style-name="P16"><text:s text:c="4"/>ris = true;<text:tab/><text:tab/><text:tab/></text:p>
      <text:p text:style-name="P16"><text:s text:c="2"/>else</text:p>
      <text:p text:style-name="P16"><text:s text:c="4"/>ris = dispari(n-1);</text:p>
      <text:p text:style-name="P16"><text:s text:c="2"/>return ris;</text:p>
      <text:p text:style-name="P16">}</text:p>
      <text:p text:style-name="P16"/>
      <text:p text:style-name="P16"/>
      <text:p text:style-name="P28">Evitare se possibile di usare definizioni statiche <text:span text:style-name="T35">e variabili globali</text:span></text:p>
      <text:p text:style-name="P22">Usare: condizioni specifiche (che permettano di assegnare un valore ad una variabile quando la ricorsione termina), wrapper, passare per parametro una variabile.</text:p>
      <text:p text:style-name="P28"/>
      <text:p text:style-name="P28"><draw:frame text:anchor-type="paragraph" draw:z-index="3" draw:name="Forma3" draw:style-name="gr4" draw:text-style-name="P56" svg:width="4.446cm" svg:height="4.393cm" svg:x="5.775cm" svg:y="0.282cm"><draw:text-box><text:p text:style-name="P52"><text:span text:style-name="T37"><text:s/></text:span><text:span text:style-name="T37">static inv=0;</text:span></text:p><text:p text:style-name="P52"><text:span text:style-name="T37"/></text:p><text:p text:style-name="P52"><text:span text:style-name="T37"><text:s text:c="2"/></text:span><text:span text:style-name="T37">if(x!=0){</text:span></text:p><text:p text:style-name="P52"><text:span text:style-name="T37"><text:s text:c="4"/></text:span><text:span text:style-name="T37">inv*=10;</text:span></text:p><text:p text:style-name="P52"><text:span text:style-name="T37"><text:s text:c="4"/></text:span><text:span text:style-name="T37">inv+=x%10; <text:s/></text:span></text:p><text:p text:style-name="P52"><text:span text:style-name="T37"><text:s text:c="3"/></text:span><text:span text:style-name="T37">inverti(x/=10);</text:span></text:p><text:p text:style-name="P52"><text:span text:style-name="T37"><text:s text:c="2"/></text:span><text:span text:style-name="T37">} </text:span></text:p><text:p text:style-name="P52"><text:span text:style-name="T37">return inv;</text:span></text:p></draw:text-box></draw:frame></text:p>
      <text:p text:style-name="P38"><text:tab/><text:tab/><text:tab/></text:p>
      <text:p text:style-name="P38"><text:tab/><text:tab/><text:tab/><text:tab/><text:tab/></text:p>
      <text:p text:style-name="P19"><text:span text:style-name="T30">Usare un wrapper </text:span><text:span text:style-name="T27">al posto di →</text:span></text:p>
      <text:p text:style-name="P18"><text:s text:c="2"/></text:p>
      <text:p text:style-name="P18"/>
      <text:p text:style-name="P18"/>
      <text:p text:style-name="P18"/>
      <text:p text:style-name="P49">31.2 Qualche nota sulla ricorsione</text:p>
      <text:p text:style-name="P40"><text:span text:style-name="T7">Abbiamo visto che è abbastanza semplice passare da una funzione iterativa ad una ricorsiva. Al posto dell’eventuale ciclo </text:span><text:span text:style-name="T20">for</text:span><text:span text:style-name="T7"> metto la chiamata ricorsiva (sia in coda, caso più semplice, che all’inizio, in questo caso prima si chiama </text:span><text:span text:style-name="T20">n</text:span><text:span text:style-name="T7"> volte la funzione e poi si fanno le operazioni).</text:span></text:p>
      <text:p text:style-name="P40">N.B! <text:span text:style-name="T7">Il contatore </text:span><text:span text:style-name="T20">i </text:span><text:span text:style-name="T7">che viene passato per parametro (e inizializzato a zero) può essere passato mediante l’aiuto di un wrapper oppure semplicemente mettendo argomento di default=0. </text:span></text:p>
      <text:p text:style-name="P40"><text:span text:style-name="T7">Inoltre per aumentare il contatore è meglio non fare il </text:span><text:span text:style-name="T20">++i</text:span><text:span text:style-name="T7"> direttamente nella chiamata a funzione, ma farlo prima. </text:span><text:span text:style-name="T8">Si può altrimenti fare </text:span><text:span text:style-name="T21">funz(a,b,i+1);</text:span></text:p>
      <text:p text:style-name="P40"><text:span text:style-name="T7"/></text:p>
      <text:p text:style-name="P41"><text:span text:style-name="T7">La chiamata ricorsiva può essere fatta anche prima di fare tutte le operazioni. Questo di solito si fa se si necessita di una variabile aggiuntiva che può essere dichiarata nell’</text:span><text:span text:style-name="T20">else. </text:span></text:p>
      <text:p text:style-name="P40"><draw:frame text:anchor-type="paragraph" draw:z-index="4" draw:name="Forma4_0" draw:style-name="gr3" draw:text-style-name="P55" svg:width="4.552cm" svg:height="7.305cm" svg:x="8.791cm" svg:y="0.002cm"><draw:text-box><text:p text:style-name="P54"><text:span text:style-name="T36"/></text:p><text:p text:style-name="P54"><text:span text:style-name="T36">int funz(int a, int b, int i){</text:span></text:p><text:p text:style-name="P54"><text:span text:style-name="T36"/></text:p><text:p text:style-name="P54"><text:span text:style-name="T36">if(i&lt;b){</text:span></text:p><text:p text:style-name="P54"><text:span text:style-name="T36">i++;</text:span></text:p><text:p text:style-name="P54"><text:span text:style-name="T37">a = funz(a,b,i);</text:span></text:p><text:p text:style-name="P54"><text:span text:style-name="T36">a = a +4 ;</text:span></text:p><text:p text:style-name="P54"><text:span text:style-name="T36">} else {</text:span></text:p><text:p text:style-name="P54"><text:span text:style-name="T36">caso base;</text:span></text:p><text:p text:style-name="P54"><text:span text:style-name="T36">(int var=0);</text:span></text:p><text:p text:style-name="P54"><text:span text:style-name="T36">}</text:span></text:p><text:p text:style-name="P54"><text:span text:style-name="T36"/></text:p><text:p text:style-name="P54"><text:span text:style-name="T36">return a;</text:span></text:p><text:p text:style-name="P54"><text:span text:style-name="T36"/></text:p><text:p text:style-name="P54"><text:span text:style-name="T36">}</text:span></text:p></draw:text-box></draw:frame><draw:frame text:anchor-type="paragraph" draw:z-index="5" draw:name="Forma4_1" draw:style-name="gr2" draw:text-style-name="P53" svg:width="5.531cm" svg:height="6.331cm" svg:x="4.135cm" svg:y="0.002cm"><draw:text-box><text:p text:style-name="P52"><text:span text:style-name="T37"/></text:p><text:p text:style-name="P52"><text:span text:style-name="T37">int funz(int a, int b, int i){</text:span></text:p><text:p text:style-name="P52"><text:span text:style-name="T37"/></text:p><text:p text:style-name="P52"><text:span text:style-name="T37">if(i&lt;b){</text:span></text:p><text:p text:style-name="P52"><text:span text:style-name="T37">a = … ;</text:span></text:p><text:p text:style-name="P52"><text:span text:style-name="T37">++i;</text:span></text:p><text:p text:style-name="P52"><text:span text:style-name="T37">a = funz(a,b,i);</text:span></text:p><text:p text:style-name="P52"><text:span text:style-name="T37">} else {}</text:span></text:p><text:p text:style-name="P52"><text:span text:style-name="T37"/></text:p><text:p text:style-name="P52"><text:span text:style-name="T37">return a;</text:span></text:p><text:p text:style-name="P52"><text:span text:style-name="T37"/></text:p><text:p text:style-name="P52"><text:span text:style-name="T37">}</text:span></text:p></draw:text-box></draw:frame></text:p>
      <text:p text:style-name="P44"><text:span text:style-name="T7">int funz(int a, int b){</text:span></text:p>
      <text:p text:style-name="P44"><text:span text:style-name="T7">for(int i=0;i&lt;b;i++){</text:span></text:p>
      <text:p text:style-name="P44"><text:span text:style-name="T7">a = … ;</text:span></text:p>
      <text:p text:style-name="P44"><text:span text:style-name="T7">}</text:span></text:p>
      <text:p text:style-name="P44"><text:span text:style-name="T7">return a;</text:span></text:p>
      <text:p text:style-name="P44"><text:span text:style-name="T7">}</text:span></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1"><text:span text:style-name="T7">Anche nel caso di </text:span><text:span text:style-name="T20">for </text:span><text:span text:style-name="T7">annidati è possibile arrivare ad una semplice funzione ricorsiva.</text:span></text:p>
      <text:p text:style-name="P41"><text:span text:style-name="T7">Qua è consigliabile sempre mettere la chiamata ricorsiva in coda e dopo ogni ciclo fare una chiamata ricorsiva. </text:span></text:p>
      <text:p text:style-name="P41">N.B.! <text:span text:style-name="T7">È importante ricordarsi di inizializzare a 0 e/o con i valori giusta i vari contatori dei cicli.</text:span></text:p>
      <text:p text:style-name="P41"><text:span text:style-name="T7"/></text:p>
      <text:p text:style-name="P35"><draw:frame text:anchor-type="paragraph" draw:z-index="6" draw:name="Forma5" draw:style-name="gr1" draw:text-style-name="P51" svg:width="6.748cm" svg:height="5.358cm" svg:x="7.019cm" svg:y="0.288cm"><draw:text-box><text:p text:style-name="P50"><text:span text:style-name="T36">void funz(int v, int n, int k, int j){</text:span></text:p><text:p text:style-name="P50"><text:span text:style-name="T36"/></text:p><text:p text:style-name="P50"><text:span text:style-name="T36">if(k&gt;0){</text:span></text:p><text:p text:style-name="P50"><text:span text:style-name="T36"><text:s text:c="3"/></text:span><text:span text:style-name="T36">if(i&lt;k){</text:span></text:p><text:p text:style-name="P50"><text:span text:style-name="T36"><text:s text:c="6"/></text:span><text:span text:style-name="T36">istr; <text:s text:c="4"/></text:span></text:p><text:p text:style-name="P50"><text:span text:style-name="T36"><text:s text:c="2"/></text:span><text:span text:style-name="T36">}</text:span></text:p><text:p text:style-name="P50"><text:span text:style-name="T36"><text:s text:c="2"/></text:span><text:span text:style-name="T36">funz(v,n,k,j+1);</text:span></text:p><text:p text:style-name="P50"><text:span text:style-name="T36">}</text:span></text:p><text:p text:style-name="P50"><text:span text:style-name="T37"><text:s/></text:span><text:span text:style-name="T37">funz(v,n,k-1,0);</text:span></text:p><text:p text:style-name="P50"><text:span text:style-name="T36">}</text:span></text:p></draw:text-box></draw:frame><text:span text:style-name="T11">void funz(int v, int n){</text:span></text:p>
      <text:p text:style-name="P45"><text:span text:style-name="T7">int i,k;</text:span></text:p>
      <text:p text:style-name="P45"><text:span text:style-name="T7">for(k=n-1;k&gt;0;k--){</text:span></text:p>
      <text:p text:style-name="P45"><text:span text:style-name="T7"><text:s text:c="2"/>for(i=0;i&lt;k;i++){</text:span></text:p>
      <text:p text:style-name="P45"><text:span text:style-name="T7"><text:s text:c="4"/>istr;</text:span></text:p>
      <text:p text:style-name="P45"><text:span text:style-name="T7">}</text:span></text:p>
      <text:p text:style-name="P45"><text:span text:style-name="T7">}</text:span></text:p>
      <text:p text:style-name="P45"><text:span text:style-name="T7">}</text:span></text:p>
      <text:p text:style-name="P45"><text:span text:style-name="T7"/></text:p>
      <text:p text:style-name="P45"><text:span text:style-name="T7"/></text:p>
      <text:p text:style-name="P45"><text:span text:style-name="T7"/></text:p>
      <text:p text:style-name="P45"><text:span text:style-name="T7"/></text:p>
      <text:p text:style-name="P42"><text:span text:style-name="T7">Infine è opportuno dare un occhio a una funzione ricorsiva in cui è necessario non solo fare il ciclo ma anche altre funzioni. Un esempio banale è il caso in cui sia necessario passare a una funzione dei puntatori (che puntano a aree di memoria della heap) allocare le aree di memoria in un altra funzione e poi fare il un ciclo all’interno della stessa funzione chiamante. Sarebbe più comodo farlo in due funzioni diverse e creare una funzione solamente per fare il ciclo ma potrebbe subentrare la possibilità di farlo nella stessa funzione. Vediamo questo esempio:</text:span></text:p>
      <text:p text:style-name="P42"/>
      <text:p text:style-name="P42">N.B.! <text:span text:style-name="T7">Prestare attenzione a passare array dinamici per riferimento, cosa che non viene fatta standard. Ricordarsi inoltre che a seguito di tutte le chiamate ricorsive i contatori vengono </text:span><text:soft-page-break/><text:span text:style-name="T7">modificati quindi se per qualche motivo abbiamo bisogno di contatori “pieni” anche dopo tante chiamate occorre salvare il valore iniziale in qualche variabile o passare altre variabili per riferimento.</text:span></text:p>
      <text:p text:style-name="P42"><text:span text:style-name="T7"/></text:p>
      <text:p text:style-name="P36"><text:span text:style-name="T12">void funzrec(…,int casobase,int contatore){</text:span></text:p>
      <text:p text:style-name="P46"><text:span text:style-name="T7"/></text:p>
      <text:p text:style-name="P36"><text:span text:style-name="T12"><text:s text:c="2"/>if(contatore&lt;casobase){</text:span></text:p>
      <text:p text:style-name="P47"><text:span text:style-name="T9"><text:s text:c="4"/>contatore--; </text:span></text:p>
      <text:p text:style-name="P48"><text:span text:style-name="T25"><text:s text:c="4"/>//</text:span><text:span text:style-name="T13">eventuali modifiche ad altre variabili che si passano nella funzione per maneggiare i dati nel corpo dell’if</text:span></text:p>
      <text:p text:style-name="P36"><text:span text:style-name="T12"><text:s text:c="4"/>funzrec(,contatore,casobase);</text:span></text:p>
      <text:p text:style-name="P46"><text:span text:style-name="T7"><text:s text:c="4"/></text:span></text:p>
      <text:p text:style-name="P46"><text:span text:style-name="T7"><text:s text:c="4"/></text:span><text:span text:style-name="T1">istr del ciclo;</text:span></text:p>
      <text:p text:style-name="P46"><text:span text:style-name="T7"/></text:p>
      <text:p text:style-name="P46"><text:span text:style-name="T7"><text:s text:c="2"/>} else {</text:span></text:p>
      <text:p text:style-name="P36"><text:span text:style-name="T12"><text:s text:c="2"/>altrafunz(…);</text:span></text:p>
      <text:p text:style-name="P46"><text:span text:style-name="T7"><text:s text:c="2"/>//eventuali allocazioni dinamiche usate nel ciclo</text:span></text:p>
      <text:p text:style-name="P46"><text:span text:style-name="T7"><text:s text:c="2"/>}</text:span></text:p>
      <text:p text:style-name="P46"><text:span text:style-name="T7"/></text:p>
      <text:p text:style-name="P46"><text:span text:style-name="T7">}</text:span></text:p>
      <text:p text:style-name="P42"><text:span text:style-name="T7"/></text:p>
      <text:p text:style-name="P39">Mettendo la chiamata ricorsiva all’inizio chiamiamo la funzione ricorsiva <text:span text:style-name="T18">n</text:span> volte (dove <text:span text:style-name="T18">n</text:span> è il numero di volte che deve essere eseguito il ciclo), alla fine entriamo nell’<text:span text:style-name="T18">else </text:span>dove facciamo la chiamata all’altra funzione (come prima vera e propria istruzione effettiva della nostra funzione, per questo motivo nell’<text:span text:style-name="T18">else </text:span>possono essere fatte cose che servono nell’<text:span text:style-name="T18">if,</text:span> tra cui allocare memoria e inizializzare variabili).</text:p>
      <text:p text:style-name="P39"/>
      <text:p text:style-name="P39">Nel corpo dell’<text:span text:style-name="T18">if</text:span> vengono poi fatte le semplici istruzioni necessarie.</text:p>
      <text:p text:style-name="P39"/>
      <text:p text:style-name="P42">N.B.! <text:span text:style-name="T7">Se servono parametri in </text:span><text:span text:style-name="T20">altrafunz</text:span><text:span text:style-name="T7"> che vengono modificati dal contatore valutare la possibilità di passarli per parametro o trovare un modo per tenerli uguali.</text:span></text:p>
      <text:p text:style-name="P42"><text:span text:style-name="T7">Fare sempre molta attenzione al passaggio per riferimento e per valo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ucida Sans1" svg:font-family="'Lucida Sans'" style:font-family-generic="swiss"/>
    <style:font-face style:name="Likhan" svg:font-family="Likhan" style:font-pitch="variable"/>
    <style:font-face style:name="Lucida Sans" svg:font-family="'Lucida Sans'"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7T20:18:30.839000000</meta:creation-date>
    <dc:date>2021-11-12T22:59:01.176162247</dc:date>
    <meta:editing-duration>PT2H53M53S</meta:editing-duration>
    <meta:editing-cycles>8</meta:editing-cycles>
    <meta:generator>LibreOffice/6.4.7.2$Linux_X86_64 LibreOffice_project/40$Build-2</meta:generator>
    <meta:print-date>2021-11-12T22:57:47.967738675</meta:print-date>
    <meta:document-statistic meta:table-count="0" meta:image-count="0" meta:object-count="0" meta:page-count="5" meta:paragraph-count="125" meta:word-count="1368" meta:character-count="8814" meta:non-whitespace-character-count="7471"/>
  </office:meta>
</office:document-meta>
</file>